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30000026F0CFF2240.png" manifest:media-type="image/png"/>
  <manifest:file-entry manifest:full-path="Pictures/1000000100000335000002707DBA862D.png" manifest:media-type="image/png"/>
  <manifest:file-entry manifest:full-path="Pictures/100000010000032500000257C7A2518C.png" manifest:media-type="image/png"/>
  <manifest:file-entry manifest:full-path="Pictures/100000010000032F00000263958685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paragraph-rsid="00043cf0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43c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x="0cm" svg:y="0cm" svg:width="17.59cm" svg:height="12.638cm" draw:z-index="0"><draw:image xlink:href="Pictures/10000001000003630000026F0CFF224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char" svg:width="17.59cm" svg:height="13.367cm" draw:z-index="1"><draw:image xlink:href="Pictures/1000000100000335000002707DBA862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3" text:anchor-type="char" svg:width="17.59cm" svg:height="13.088cm" draw:z-index="2"><draw:image xlink:href="Pictures/100000010000032500000257C7A2518C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n4" text:anchor-type="char" svg:width="17.59cm" svg:height="13.187cm" draw:z-index="3"><draw:image xlink:href="Pictures/100000010000032F0000026395868509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4T17:34:23.979000000</meta:creation-date>
    <dc:date>2025-08-26T17:54:10.415000000</dc:date>
    <meta:editing-duration>PT15M27S</meta:editing-duration>
    <meta:editing-cycles>2</meta:editing-cycles>
    <meta:generator>LibreOffice/24.2.1.2$Windows_X86_64 LibreOffice_project/db4def46b0453cc22e2d0305797cf981b68ef5ac</meta:generator>
    <meta:document-statistic meta:table-count="0" meta:image-count="4" meta:object-count="0" meta:page-count="4" meta:paragraph-count="0" meta:word-count="0" meta:character-count="0" meta:non-whitespace-character-count="0"/>
  </office:meta>
</office:document-meta>
</file>